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729in"/>
    </style:style>
    <style:style style:name="Table1.B" style:family="table-column">
      <style:table-column-properties style:column-width="3.8556in"/>
    </style:style>
    <style:style style:name="Table1.C" style:family="table-column">
      <style:table-column-properties style:column-width="1.86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Heading_20_2">
      <style:paragraph-properties fo:line-height="200%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Preformatted_20_Text">
      <style:paragraph-properties fo:margin-left="0in" fo:margin-right="0in" fo:line-height="150%" fo:text-indent="0in" style:auto-text-indent="false" style:writing-mode="lr-tb"/>
    </style:style>
    <style:style style:name="P9" style:family="paragraph" style:parent-style-name="Preformatted_20_Text">
      <style:paragraph-properties fo:margin-top="0in" fo:margin-bottom="0.1965in" style:contextual-spacing="false" fo:line-height="150%" style:writing-mode="lr-t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>
      <style:paragraph-properties fo:line-height="200%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Strong_20_Emphasis">🧠 Machine Learning Workflow Overview</text:span></text:h>
      <text:p text:style-name="Text_20_body">Machine Learning (ML) is the process of teaching computers to learn patterns from data and make predictions or decisions.<text:line-break/>A complete ML workflow usually follows these steps:</text:p>
      <text:p text:style-name="Horizontal_20_Line"/>
      <text:h text:style-name="Heading_20_3" text:outline-level="3">🔹 1. <text:span text:style-name="Strong_20_Emphasis">Data Collection</text:span></text:h>
      <text:p text:style-name="Text_20_body">You first gather data relevant to the problem — for example:</text:p>
      <text:list text:style-name="L5">
        <text:list-item>
          <text:p text:style-name="P15">Sales records for predicting revenue</text:p>
        </text:list-item>
        <text:list-item>
          <text:p text:style-name="P15">Exam scores for predicting performance</text:p>
        </text:list-item>
        <text:list-item>
          <text:p text:style-name="P15">Customer data for predicting churn</text:p>
        </text:list-item>
      </text:list>
      <text:p text:style-name="Text_20_body">The quality of your data determines the quality of your model.</text:p>
      <text:p text:style-name="Horizontal_20_Line"/>
      <text:h text:style-name="Heading_20_3" text:outline-level="3">🔹 2. <text:span text:style-name="Strong_20_Emphasis">Data Preprocessing</text:span></text:h>
      <text:p text:style-name="Text_20_body">Raw data is rarely ready for modeling.<text:line-break/>We need to clean and prepare it by:</text:p>
      <text:list text:style-name="L6">
        <text:list-item>
          <text:p text:style-name="P16">Handling <text:span text:style-name="Strong_20_Emphasis">missing values</text:span></text:p>
        </text:list-item>
        <text:list-item>
          <text:p text:style-name="P16">Encoding <text:span text:style-name="Strong_20_Emphasis">categorical variables</text:span></text:p>
        </text:list-item>
        <text:list-item>
          <text:p text:style-name="P16">Normalizing or scaling numeric data</text:p>
        </text:list-item>
        <text:list-item>
          <text:p text:style-name="P16">Splitting the data into <text:span text:style-name="Strong_20_Emphasis">features (X)</text:span> and <text:span text:style-name="Strong_20_Emphasis">target (y)</text:span></text:p>
        </text:list-item>
      </text:list>
      <text:p text:style-name="Horizontal_20_Line"/>
      <text:h text:style-name="Heading_20_3" text:outline-level="3">🔹 3. <text:span text:style-name="Strong_20_Emphasis">Train/Test Split</text:span></text:h>
      <text:p text:style-name="Text_20_body">Once the data is ready, we split it into two main parts:</text:p>
      <text:list text:style-name="L7">
        <text:list-item>
          <text:p text:style-name="P17"><text:span text:style-name="Strong_20_Emphasis">Training set (usually 70–80%)</text:span> → used to train the model</text:p>
        </text:list-item>
        <text:list-item>
          <text:p text:style-name="P17"><text:span text:style-name="Strong_20_Emphasis">Test set (20–30%)</text:span> → used to evaluate how well the model performs on <text:span text:style-name="Emphasis">unseen</text:span> data</text:p>
        </text:list-item>
      </text:list>
      <text:p text:style-name="Text_20_body">Example:</text:p>
      <text:p text:style-name="P8"><text:span text:style-name="Source_20_Text"><text:span text:style-name="T1">from sklearn.model_selection import train_test_split</text:span></text:span></text:p>
      <text:p text:style-name="P9"><text:span text:style-name="Source_20_Text"><text:span text:style-name="T1">X_train, X_test, y_train, y_test = train_test_split(X, y, test_size=0.2, random_state=42)</text:span></text:span></text:p>
      <text:p text:style-name="Text_20_body">✅ <text:span text:style-name="Strong_20_Emphasis">Purpose:</text:span><text:line-break/>This helps check if your model generalizes well — not just memorizes the training data.</text:p>
      <text:p text:style-name="Horizontal_20_Line"/>
      <text:h text:style-name="Heading_20_3" text:outline-level="3"><text:soft-page-break/>🔹 4. <text:span text:style-name="Strong_20_Emphasis">Model Training</text:span></text:h>
      <text:p text:style-name="Text_20_body">We choose a suitable algorithm (e.g., Linear Regression, Decision Tree, KNN, etc.) and train it using the training data.</text:p>
      <text:p text:style-name="Text_20_body">👉 The model learns relationships between features (inputs) and the target (output).</text:p>
      <text:p text:style-name="Text_20_body">Example:</text:p>
      <text:p text:style-name="P1"><text:span text:style-name="Source_20_Text"><text:span text:style-name="T1">model = LinearRegression()</text:span></text:span></text:p>
      <text:p text:style-name="P4"><text:span text:style-name="Source_20_Text"><text:span text:style-name="T1">model.fit(X_train, y_train)</text:span></text:span></text:p>
      <text:p text:style-name="Horizontal_20_Line"/>
      <text:h text:style-name="Heading_20_3" text:outline-level="3">🔹 5. <text:span text:style-name="Strong_20_Emphasis">Model Evaluation (Metrics)</text:span></text:h>
      <text:p text:style-name="Text_20_body">After training, we use the test data to measure performance.<text:line-break/>These <text:span text:style-name="Strong_20_Emphasis">evaluation metrics</text:span> tell us how accurate or reliable the model’s predictions are.</text:p>
      <text:h text:style-name="Heading_20_4" text:outline-level="4">For Regression problems (continuous output):</text:h>
      <text:list text:style-name="L8">
        <text:list-item>
          <text:p text:style-name="P18"><text:span text:style-name="Strong_20_Emphasis">MSE (Mean Squared Error):</text:span> average of squared differences between predicted and actual values.<text:line-break/>Smaller is better.</text:p>
          <text:p text:style-name="P19">MSE=n1​∑(ypred​−ytrue​)2 </text:p>
        </text:list-item>
        <text:list-item>
          <text:p text:style-name="P18"><text:span text:style-name="Strong_20_Emphasis">RMSE (Root Mean Squared Error):</text:span> square root of MSE.<text:line-break/>Interpretable in original units.</text:p>
        </text:list-item>
        <text:list-item>
          <text:p text:style-name="P18"><text:span text:style-name="Strong_20_Emphasis">R² (R-squared):</text:span> how much variance in the target is explained by the model.<text:line-break/>Closer to 1 → better fit.</text:p>
        </text:list-item>
      </text:list>
      <text:h text:style-name="Heading_20_4" text:outline-level="4">For Classification problems (categorical output):</text:h>
      <text:list text:style-name="L9">
        <text:list-item>
          <text:p text:style-name="P20"><text:span text:style-name="Strong_20_Emphasis">Accuracy:</text:span> percentage of correct predictions.</text:p>
        </text:list-item>
        <text:list-item>
          <text:p text:style-name="P20"><text:span text:style-name="Strong_20_Emphasis">Precision &amp; Recall:</text:span> measure how well the model handles class imbalance.</text:p>
        </text:list-item>
        <text:list-item>
          <text:p text:style-name="P20"><text:span text:style-name="Strong_20_Emphasis">F1-score:</text:span> balance between precision and recall.</text:p>
        </text:list-item>
      </text:list>
      <text:p text:style-name="Horizontal_20_Line"/>
      <text:h text:style-name="Heading_20_3" text:outline-level="3">🔹 6. <text:span text:style-name="Strong_20_Emphasis">Overfitting &amp; Underfitt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erm</text:p>
            </table:table-cell>
            <table:table-cell table:style-name="Table1.A1" office:value-type="string">
              <text:p text:style-name="Table_20_Heading">Meaning</text:p>
            </table:table-cell>
            <table:table-cell table:style-name="Table1.A1" office:value-type="string">
              <text:p text:style-name="Table_20_Heading">Visual 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nderfitting</text:span></text:p>
          </table:table-cell>
          <table:table-cell table:style-name="Table1.A1" office:value-type="string">
            <text:p text:style-name="Table_20_Contents">Model is too simple, fails to learn patterns (e.g., straight line through curved data)</text:p>
          </table:table-cell>
          <table:table-cell table:style-name="Table1.A1" office:value-type="string">
            <text:p text:style-name="Table_20_Contents">High training error, high test err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verfitting</text:span></text:p>
          </table:table-cell>
          <table:table-cell table:style-name="Table1.A1" office:value-type="string">
            <text:p text:style-name="Table_20_Contents">Model memorizes the training data too well, performs poorly on new data</text:p>
          </table:table-cell>
          <table:table-cell table:style-name="Table1.A1" office:value-type="string">
            <text:p text:style-name="Table_20_Contents">Low training error, high test err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od fit</text:span></text:p>
          </table:table-cell>
          <table:table-cell table:style-name="Table1.A1" office:value-type="string">
            <text:p text:style-name="Table_20_Contents">Model captures underlying pattern and generalizes well</text:p>
          </table:table-cell>
          <table:table-cell table:style-name="Table1.A1" office:value-type="string">
            <text:p text:style-name="Table_20_Contents">Low training &amp; test errors</text:p>
          </table:table-cell>
        </table:table-row>
      </table:table>
      <text:p text:style-name="Text_20_body">✅ <text:span text:style-name="Strong_20_Emphasis">Goal:</text:span> Find a balance — a model complex enough to learn patterns but simple enough to generalize.</text:p>
      <text:p text:style-name="Horizontal_20_Line"/>
      <text:h text:style-name="Heading_20_3" text:outline-level="3"><text:soft-page-break/>🔹 7. <text:span text:style-name="Strong_20_Emphasis">Model Optimization</text:span></text:h>
      <text:p text:style-name="Text_20_body">We can tune model parameters (called <text:span text:style-name="Strong_20_Emphasis">hyperparameters</text:span>) to improve performance using methods like:</text:p>
      <text:list text:style-name="L10">
        <text:list-item>
          <text:p text:style-name="P21">Grid Search</text:p>
        </text:list-item>
        <text:list-item>
          <text:p text:style-name="P21">Cross-validation</text:p>
        </text:list-item>
      </text:list>
      <text:p text:style-name="Horizontal_20_Line"/>
      <text:h text:style-name="Heading_20_3" text:outline-level="3">🔹 8. <text:span text:style-name="Strong_20_Emphasis">Deployment</text:span></text:h>
      <text:p text:style-name="Text_20_body">Once a model performs well, it can be deployed into production to make real-world predictions (e.g., recommending products, detecting fraud, forecasting sales).</text:p>
      <text:p text:style-name="P1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26:07.185331198</meta:creation-date>
    <dc:date>2025-10-23T09:23:05.401621590</dc:date>
    <meta:editing-duration>PT5M31S</meta:editing-duration>
    <meta:editing-cycles>2</meta:editing-cycles>
    <meta:generator>LibreOffice/24.2.7.2$Linux_X86_64 LibreOffice_project/420$Build-2</meta:generator>
    <meta:print-date>2025-10-23T09:22:58.250124459</meta:print-date>
    <meta:printed-by>PDF files</meta:printed-by>
    <meta:document-statistic meta:table-count="1" meta:image-count="0" meta:object-count="0" meta:page-count="3" meta:paragraph-count="59" meta:word-count="478" meta:character-count="3026" meta:non-whitespace-character-count="2606"/>
  </office:meta>
</office:document-meta>
</file>